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table:align="left"/>
    </style:style>
    <style:style style:name="Taula1.A" style:family="table-column">
      <style:table-column-properties style:column-width="6.362cm" style:rel-column-width="24526*"/>
    </style:style>
    <style:style style:name="Taula1.B" style:family="table-column">
      <style:table-column-properties style:column-width="5.5cm" style:rel-column-width="21201*"/>
    </style:style>
    <style:style style:name="Taula1.C" style:family="table-column">
      <style:table-column-properties style:column-width="5.138cm" style:rel-column-width="19808*"/>
    </style:style>
    <style:style style:name="Taula1.A1" style:family="table-cell">
      <style:table-cell-properties fo:padding="0.265cm" fo:border="0.05pt solid #d9d9d9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style:font-size-asian="10pt" style:font-size-complex="10pt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10pt" style:font-size-asian="10pt" style:font-size-complex="10pt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6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7" style:family="paragraph" style:parent-style-name="Table_20_Contents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8" style:family="paragraph" style:parent-style-name="Table_20_Contents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9" style:family="paragraph" style:parent-style-name="Table_20_Contents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0" style:family="paragraph" style:parent-style-name="Table_20_Contents" style:list-style-name="L5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1" style:family="paragraph" style:parent-style-name="Table_20_Contents" style:list-style-name="L6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2" style:family="paragraph" style:parent-style-name="Table_20_Contents" style:list-style-name="L7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3" style:family="paragraph" style:parent-style-name="Table_20_Contents" style:list-style-name="L8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4" style:family="paragraph" style:parent-style-name="Table_20_Contents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5" style:family="paragraph" style:parent-style-name="Table_20_Contents" style:list-style-name="L11">
      <style:paragraph-properties fo:margin-top="0cm" fo:margin-bottom="0cm" loext:contextual-spacing="false" fo:text-align="start" style:justify-single-word="false" fo:padding="0cm" fo:border="non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83838" style:font-name="Arial" fo:font-size="10pt" fo:letter-spacing="normal" fo:font-style="normal" fo:font-weight="normal" style:font-size-asian="10pt" style:font-size-complex="10pt" loext:padding="0cm" loext:border="none"/>
    </style:style>
    <style:style style:name="P17" style:family="paragraph" style:parent-style-name="Text_20_body" style:master-page-name="">
      <loext:graphic-properties draw:fill="none"/>
      <style:paragraph-properties fo:margin-left="-1.199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Tinc diversos Outlines. Els mes recents el del CRM i el TFM de la Berta</text:p>
      <text:p text:style-name="P16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2">Berta's TFM</text:p>
          </table:table-cell>
          <table:table-cell table:style-name="Taula1.A1" office:value-type="string">
            <text:p text:style-name="P2">Alex @CRM</text:p>
          </table:table-cell>
          <table:table-cell table:style-name="Taula1.A1" office:value-type="string">
            <text:p text:style-name="P2">Alex @ IBS</text:p>
          </table:table-cell>
        </table:table-row>
        <table:table-row>
          <table:table-cell table:style-name="Taula1.A1" office:value-type="string">
            <text:list xml:id="list2220647489905125702" text:style-name="L1">
              <text:list-item>
                <text:p text:style-name="P6">CRC actuality</text:p>
              </text:list-item>
              <text:list-item>
                <text:p text:style-name="P6">DNA methylation expression and cancer</text:p>
              </text:list-item>
            </text:list>
            <text:p text:style-name="P5"/>
            <text:p text:style-name="P5"/>
            <text:p text:style-name="P4"/>
            <text:p text:style-name="P4"/>
            <text:p text:style-name="P4"/>
            <text:p text:style-name="P4"/>
            <text:list xml:id="list636207207879059908" text:style-name="L2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Scope (Objectius)</text:p>
              </text:list-item>
            </text:list>
            <text:p text:style-name="P4"/>
            <text:p text:style-name="P4"/>
            <text:list xml:id="list7399620339399254256" text:style-name="L3">
              <text:list-item>
                <text:p text:style-name="P8">Methodology</text:p>
              </text:list-item>
              <text:list-item>
                <text:p text:style-name="P8">Data</text:p>
                <text:list>
                  <text:list-item>
                    <text:p text:style-name="P8">Creation of an artificial dataset</text:p>
                  </text:list-item>
                </text:list>
              </text:list-item>
            </text:list>
            <text:list xml:id="list8050150297051160503" text:style-name="L4">
              <text:list-item>
                <text:p text:style-name="P9"/>
              </text:list-item>
              <text:list-item>
                <text:p text:style-name="P9">NAive Method</text:p>
              </text:list-item>
              <text:list-item>
                <text:p text:style-name="P9">CMI Method</text:p>
              </text:list-item>
              <text:list-item>
                <text:p text:style-name="P9">Heuristic</text:p>
              </text:list-item>
              <text:list-item>
                <text:p text:style-name="P9">Scagnostics</text:p>
              </text:list-item>
            </text:list>
            <text:p text:style-name="P4"/>
            <text:p text:style-name="P4"/>
            <text:p text:style-name="P2"/>
            <text:list xml:id="list6257331766968791509" text:style-name="L5"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>Comparison between methods</text:p>
                <text:list>
                  <text:list-item>
                    <text:p text:style-name="P10">Heur=Naiv &gt; Scag &gt; CMI (Simulated) </text:p>
                  </text:list-item>
                  <text:list-item>
                    <text:p text:style-name="P10"> &gt; CMI &gt; Naiv &gt; SCag (Real)</text:p>
                  </text:list-item>
                </text:list>
              </text:list-item>
              <text:list-item>
                <text:p text:style-name="P10">Comparison between datasets</text:p>
              </text:list-item>
              <text:list-item>
                <text:p text:style-name="P10">Selection of a </text:p>
              </text:list-item>
              <text:list-item>
                <text:p text:style-name="P10">Functional annotation</text:p>
              </text:list-item>
              <text:list-item>
                <text:p text:style-name="P10">Chromosome annotation</text:p>
              </text:list-item>
              <text:list-item>
                <text:p text:style-name="P10">Development of an R package</text:p>
              </text:list-item>
            </text:list>
            <text:p text:style-name="P1"/>
          </table:table-cell>
          <table:table-cell table:style-name="Taula1.A1" office:value-type="string">
            <text:list xml:id="list3509101697294702232" text:style-name="L6">
              <text:list-item>
                <text:p text:style-name="P11">GW Analysis of Colorectal Cancer</text:p>
                <text:list>
                  <text:list-item>
                    <text:p text:style-name="P11">Data for the study</text:p>
                  </text:list-item>
                  <text:list-item>
                    <text:p text:style-name="P11">Methylation</text:p>
                  </text:list-item>
                  <text:list-item>
                    <text:p text:style-name="P11">Not 1-to-1</text:p>
                  </text:list-item>
                  <text:list-item>
                    <text:p text:style-name="P11">Methylation and Gene Expression</text:p>
                  </text:list-item>
                  <text:list-item>
                    <text:p text:style-name="P11">Patterns of association</text:p>
                  </text:list-item>
                  <text:list-item>
                    <text:p text:style-name="P11">Gene selection from scatterplots</text:p>
                  </text:list-item>
                </text:list>
              </text:list-item>
              <text:list-item>
                <text:p text:style-name="P11"/>
              </text:list-item>
              <text:list-item>
                <text:p text:style-name="P11">Objectives</text:p>
              </text:list-item>
            </text:list>
            <text:p text:style-name="P2"/>
            <text:list xml:id="list3500897663007924488" text:style-name="L7">
              <text:list-item>
                <text:p text:style-name="P12"/>
              </text:list-item>
              <text:list-item>
                <text:p text:style-name="P12">Methods for selecting GRM</text:p>
              </text:list-item>
            </text:list>
            <text:list xml:id="list8807717056069389446" text:style-name="L8"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>Selection based on CMI</text:p>
                <text:list>
                  <text:list-item>
                    <text:p text:style-name="P13">Data Binarization</text:p>
                  </text:list-item>
                  <text:list-item>
                    <text:p text:style-name="P13">MI / CMI</text:p>
                  </text:list-item>
                  <text:list-item>
                    <text:p text:style-name="P13">CMI to select L-shapes</text:p>
                  </text:list-item>
                  <text:list-item>
                    <text:p text:style-name="P13">optimal threshold for binarization</text:p>
                  </text:list-item>
                </text:list>
              </text:list-item>
              <text:list-item>
                <text:p text:style-name="P13">Splines-based regression</text:p>
                <text:list>
                  <text:list-item>
                    <text:p text:style-name="P13">Clustering from Splines</text:p>
                  </text:list-item>
                </text:list>
              </text:list-item>
              <text:list-item>
                <text:p text:style-name="P13"/>
              </text:list-item>
              <text:list-item>
                <text:p text:style-name="P13">Results</text:p>
                <text:list>
                  <text:list-item>
                    <text:p text:style-name="P13">Results (1) CMI</text:p>
                  </text:list-item>
                  <text:list-item>
                    <text:p text:style-name="P13">Results (2) Splines</text:p>
                  </text:list-item>
                  <text:list-item>
                    <text:p text:style-name="P13">Results (3) Comparison</text:p>
                  </text:list-item>
                </text:list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>Discussion &amp; conclusions</text:p>
              </text:list-item>
            </text:list>
            <text:p text:style-name="P1"/>
          </table:table-cell>
          <table:table-cell table:style-name="Taula1.A1" office:value-type="string">
            <text:list xml:id="list975783064903331563" text:style-name="L11">
              <text:list-item>
                <text:p text:style-name="P15">CR Cancer</text:p>
              </text:list-item>
              <text:list-item>
                <text:p text:style-name="P15">Methylation</text:p>
              </text:list-item>
              <text:list-item>
                <text:p text:style-name="P15">Patterns -Meth</text:p>
              </text:list-item>
              <text:list-item>
                <text:p text:style-name="P15">Previous work (1) Naive</text:p>
              </text:list-item>
              <text:list-item>
                <text:p text:style-name="P15">Previous work (2) </text:p>
              </text:list-item>
              <text:list-item>
                <text:p text:style-name="P15">A new method (1)-Motivation</text:p>
              </text:list-item>
              <text:list-item>
                <text:p text:style-name="P15">Details (1): Weights</text:p>
              </text:list-item>
              <text:list-item>
                <text:p text:style-name="P15">Details (2): Scores</text:p>
              </text:list-item>
              <text:list-item>
                <text:p text:style-name="P15">Application (1) DA dataset</text:p>
              </text:list-item>
              <text:list-item>
                <text:p text:style-name="P15">Application (2) TCGA</text:p>
              </text:list-item>
              <text:list-item>
                <text:p text:style-name="P15">Comparison with other methods</text:p>
              </text:list-item>
              <text:list-item>
                <text:p text:style-name="P15">Current pipeline</text:p>
              </text:list-item>
              <text:list-item>
                <text:p text:style-name="P15">Software (1)</text:p>
              </text:list-item>
              <text:list-item>
                <text:p text:style-name="P15">Software (2)</text:p>
              </text:list-item>
              <text:list-item>
                <text:p text:style-name="P15">Discussion &amp; Limitations </text:p>
              </text:list-item>
              <text:list-item>
                <text:p text:style-name="P15">Conclusions &amp; future work</text:p>
              </text:list-item>
            </text:list>
            <text:list xml:id="list7827050199261823939" text:style-name="L9">
              <text:list-item>
                <text:p text:style-name="P14"/>
              </text:list-item>
            </text:list>
            <text:p text:style-name="P3"/>
          </table:table-cell>
        </table:table-row>
      </table:table>
      <text:p text:style-name="P1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0:58:11.783058435</meta:creation-date>
    <dc:date>2018-07-07T11:02:28.338304976</dc:date>
    <meta:editing-duration>PT4M16S</meta:editing-duration>
    <meta:editing-cycles>1</meta:editing-cycles>
    <meta:document-statistic meta:table-count="1" meta:image-count="0" meta:object-count="0" meta:page-count="1" meta:paragraph-count="77" meta:word-count="256" meta:character-count="1290" meta:non-whitespace-character-count="1158"/>
    <meta:generator>LibreOffice/5.1.6.2$Linux_X86_64 LibreOffice_project/10m0$Build-2</meta:generator>
  </office:meta>
</office:document-meta>
</file>